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 office:value-type="float" office:value="7900" calcext:value-type="float">
            <text:p>7900</text:p>
          </table:table-cell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161.380287886" calcext:value-type="float">
            <text:p>161,380287886</text:p>
          </table:table-cell>
          <table:table-cell office:value-type="float" office:value="15.9082231522" calcext:value-type="float">
            <text:p>15,908223152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8094784472493" calcext:value-type="float">
            <text:p>99,81</text:p>
          </table:table-cell>
          <table:table-cell table:style-name="ce3" table:formula="of:=([.F3]/12597)*100" office:value-type="float" office:value="0.190521552750655" calcext:value-type="float">
            <text:p>0,19</text:p>
          </table:table-cell>
          <table:table-cell office:value-type="float" office:value="7984" calcext:value-type="float">
            <text:p>7984</text:p>
          </table:table-cell>
          <table:table-cell table:style-name="ce4" table:formula="of:=[.E19]+[.H19]" office:value-type="float" office:value="12573" calcext:value-type="float">
            <text:p>12573</text:p>
          </table:table-cell>
          <table:table-cell table:formula="of:=12597-[.E3]" office:value-type="float" office:value="24" calcext:value-type="float">
            <text:p>24</text:p>
          </table:table-cell>
          <table:table-cell office:value-type="float" office:value="256.572916031" calcext:value-type="float">
            <text:p>256,572916031</text:p>
          </table:table-cell>
          <table:table-cell office:value-type="float" office:value="16.0231249332" calcext:value-type="float">
            <text:p>16,02312493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14217670874" calcext:value-type="float">
            <text:p>99,71</text:p>
          </table:table-cell>
          <table:table-cell table:style-name="ce3" table:formula="of:=([.F4]/12597)*100" office:value-type="float" office:value="0.285782329125982" calcext:value-type="float">
            <text:p>0,29</text:p>
          </table:table-cell>
          <table:table-cell office:value-type="float" office:value="8151" calcext:value-type="float">
            <text:p>8151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303.482799768" calcext:value-type="float">
            <text:p>303,482799768</text:p>
          </table:table-cell>
          <table:table-cell office:value-type="float" office:value="16.3347320557" calcext:value-type="float">
            <text:p>16,33473205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 office:value-type="float" office:value="8236" calcext:value-type="float">
            <text:p>8236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225.234767914" calcext:value-type="float">
            <text:p>225,234767914</text:p>
          </table:table-cell>
          <table:table-cell office:value-type="float" office:value="16.7412450314" calcext:value-type="float">
            <text:p>16,741245031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 office:value-type="float" office:value="8436" calcext:value-type="float">
            <text:p>8436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238.265495062" calcext:value-type="float">
            <text:p>238,265495062</text:p>
          </table:table-cell>
          <table:table-cell office:value-type="float" office:value="16.9554042816" calcext:value-type="float">
            <text:p>16,95540428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 office:value-type="float" office:value="8146" calcext:value-type="float">
            <text:p>8146</text:p>
          </table:table-cell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150.874435902" calcext:value-type="float">
            <text:p>150,874435902</text:p>
          </table:table-cell>
          <table:table-cell office:value-type="float" office:value="16.4229910374" calcext:value-type="float">
            <text:p>16,42299103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824640787489" calcext:value-type="float">
            <text:p>99,68</text:p>
          </table:table-cell>
          <table:table-cell table:style-name="ce3" table:formula="of:=([.F8]/12597)*100" office:value-type="float" office:value="0.317535921251092" calcext:value-type="float">
            <text:p>0,32</text:p>
          </table:table-cell>
          <table:table-cell office:value-type="float" office:value="8359" calcext:value-type="float">
            <text:p>8359</text:p>
          </table:table-cell>
          <table:table-cell table:style-name="ce4" table:formula="of:=[.E24]+[.H24]" office:value-type="float" office:value="12557" calcext:value-type="float">
            <text:p>12557</text:p>
          </table:table-cell>
          <table:table-cell table:formula="of:=12597-[.E8]" office:value-type="float" office:value="40" calcext:value-type="float">
            <text:p>40</text:p>
          </table:table-cell>
          <table:table-cell office:value-type="float" office:value="241.150151968" calcext:value-type="float">
            <text:p>241,150151968</text:p>
          </table:table-cell>
          <table:table-cell office:value-type="float" office:value="16.8408558369" calcext:value-type="float">
            <text:p>16,84085583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14217670874" calcext:value-type="float">
            <text:p>99,71</text:p>
          </table:table-cell>
          <table:table-cell table:style-name="ce3" table:formula="of:=([.F9]/12597)*100" office:value-type="float" office:value="0.285782329125982" calcext:value-type="float">
            <text:p>0,29</text:p>
          </table:table-cell>
          <table:table-cell office:value-type="float" office:value="8112" calcext:value-type="float">
            <text:p>8112</text:p>
          </table:table-cell>
          <table:table-cell table:style-name="ce4" table:formula="of:=[.E25]+[.H25]" office:value-type="float" office:value="12561" calcext:value-type="float">
            <text:p>12561</text:p>
          </table:table-cell>
          <table:table-cell table:formula="of:=12597-[.E9]" office:value-type="float" office:value="36" calcext:value-type="float">
            <text:p>36</text:p>
          </table:table-cell>
          <table:table-cell office:value-type="float" office:value="178.649893045" calcext:value-type="float">
            <text:p>178,649893045</text:p>
          </table:table-cell>
          <table:table-cell office:value-type="float" office:value="16.3214309216" calcext:value-type="float">
            <text:p>16,321430921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872033023736" calcext:value-type="float">
            <text:p>99,59</text:p>
          </table:table-cell>
          <table:table-cell table:style-name="ce3" table:formula="of:=([.F10]/12597)*100" office:value-type="float" office:value="0.412796697626419" calcext:value-type="float">
            <text:p>0,41</text:p>
          </table:table-cell>
          <table:table-cell office:value-type="float" office:value="8337" calcext:value-type="float">
            <text:p>8337</text:p>
          </table:table-cell>
          <table:table-cell table:style-name="ce4" table:formula="of:=[.E26]+[.H26]" office:value-type="float" office:value="12545" calcext:value-type="float">
            <text:p>12545</text:p>
          </table:table-cell>
          <table:table-cell table:formula="of:=12597-[.E10]" office:value-type="float" office:value="52" calcext:value-type="float">
            <text:p>52</text:p>
          </table:table-cell>
          <table:table-cell office:value-type="float" office:value="235.912392139" calcext:value-type="float">
            <text:p>235,912392139</text:p>
          </table:table-cell>
          <table:table-cell office:value-type="float" office:value="16.8205966949" calcext:value-type="float">
            <text:p>16,82059669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 office:value-type="float" office:value="8542" calcext:value-type="float">
            <text:p>8542</text:p>
          </table:table-cell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284.758508921" calcext:value-type="float">
            <text:p>284,758508921</text:p>
          </table:table-cell>
          <table:table-cell office:value-type="float" office:value="17.1707122326" calcext:value-type="float">
            <text:p>17,170712232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516234024" calcext:value-type="float">
            <text:p>99,701516234</text:p>
          </table:table-cell>
          <table:table-cell table:formula="of:=AVERAGE([.C2:.C11])" office:value-type="float" office:value="0.298483765976026" calcext:value-type="float">
            <text:p>0,298483766</text:p>
          </table:table-cell>
          <table:table-cell table:formula="of:=SUM([.D2:.D11])/10" office:value-type="float" office:value="8220.3" calcext:value-type="float">
            <text:p>8220,3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6" calcext:value-type="float">
            <text:p>37,6</text:p>
          </table:table-cell>
          <table:table-cell table:formula="of:=SUM([.G2:.G11])/10" office:value-type="float" office:value="227.6281648636" calcext:value-type="float">
            <text:p>227,6281648636</text:p>
          </table:table-cell>
          <table:table-cell table:formula="of:=SUM([.H2:.H11])/10" office:value-type="float" office:value="16.55393161775" calcext:value-type="float">
            <text:p>16,55393161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2560133365087" calcext:value-type="float">
            <text:p>0,652560133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78" calcext:value-type="float">
            <text:p>587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686" calcext:value-type="float">
            <text:p>668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9" calcext:value-type="float">
            <text:p>19,9</text:p>
          </table:table-cell>
          <table:table-cell table:formula="of:=AVERAGE([.H18:.H27])" office:value-type="float" office:value="6714.4" calcext:value-type="float">
            <text:p>6714,4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546" calcext:value-type="float">
            <text:p>65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14" calcext:value-type="float">
            <text:p>671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12597-SUM([.E21:.G21])" office:value-type="float" office:value="6718" calcext:value-type="float">
            <text:p>671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9" calcext:value-type="float">
            <text:p>19,9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02" calcext:value-type="float">
            <text:p>67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4" calcext:value-type="float">
            <text:p>6714,4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759" calcext:value-type="float">
            <text:p>675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02" calcext:value-type="float">
            <text:p>670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9" calcext:value-type="float">
            <text:p>574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796" calcext:value-type="float">
            <text:p>679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8" calcext:value-type="float">
            <text:p>576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83" calcext:value-type="float">
            <text:p>67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1516234024" calcext:value-type="float">
            <text:p>0,9970151623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19.9" calcext:value-type="float">
            <text:p>19,9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4.4" calcext:value-type="float">
            <text:p>6714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8483765976026" calcext:value-type="float">
            <text:p>0,0029848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44978691178" calcext:value-type="float">
            <text:p>0,99704497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45:38.2841476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0S</meta:editing-duration>
    <meta:editing-cycles>6</meta:editing-cycles>
    <meta:generator>LibreOffice/5.1.6.2$Linux_X86_64 LibreOffice_project/10m0$Build-2</meta:generator>
    <dc:date>2018-01-20T03:47:01.662054733</dc:date>
    <meta:document-statistic meta:table-count="1" meta:cell-count="177" meta:object-count="0"/>
  </office:meta>
</office:document-meta>
</file>